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Küster Alic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ftstellerisch ist sie thätig als Übersetzerin von Novellen u.a. aus dem Holländischen, Englischen und Französischen</text:p>
          </table:table-cell>
        </table:table-row>
        <table:table-row table:style-name="ro1">
          <table:table-cell office:value-type="string" calcext:value-type="string">
            <text:p>Küster Alic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ftstellerisch ist sie thätig als Übersetzerin von Novellen u.a. aus dem Holländischen, Englischen und Französischen</text:p>
          </table:table-cell>
        </table:table-row>
        <table:table-row table:style-name="ro1">
          <table:table-cell office:value-type="string" calcext:value-type="string">
            <text:p>Küster Alic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ftstellerisch ist sie thätig als Übersetzerin von Novellen u.a. aus dem Holländischen, Englischen und Französischen</text:p>
          </table:table-cell>
        </table:table-row>
        <table:table-row table:style-name="ro1">
          <table:table-cell office:value-type="string" calcext:value-type="string">
            <text:p>Kwaysser Marie</text:p>
          </table:table-cell>
          <table:table-cell office:value-type="string" calcext:value-type="string">
            <text:p>Böhm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Gedichte von Jaroslav Vrchlický. Autor. Übersetzg. aus dem Böhmischen</text:p>
          </table:table-cell>
        </table:table-row>
        <table:table-row table:style-name="ro1">
          <table:table-cell office:value-type="string" calcext:value-type="string">
            <text:p>Lachmann Hedwig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Ungarische Gedichte, übertr. v. H. L.</text:p>
          </table:table-cell>
        </table:table-row>
        <table:table-row table:style-name="ro1">
          <table:table-cell office:value-type="string" calcext:value-type="string">
            <text:p>Lagerström Angelica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Campanella, die kleine Geigerin. N. d. Engl. der Mrs. Mercier</text:p>
          </table:table-cell>
        </table:table-row>
        <table:table-row table:style-name="ro1">
          <table:table-cell office:value-type="string" calcext:value-type="string">
            <text:p>Lambert Jenny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Nyeste Strikkebog. Med Mynstertegninger i Chemitypie. Oversat af J. F.</text:p>
          </table:table-cell>
        </table:table-row>
        <table:table-row table:style-name="ro1">
          <table:table-cell office:value-type="string" calcext:value-type="string">
            <text:p>Lammers Mathil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anfänglich aus dem Englischen übersetzt</text:p>
          </table:table-cell>
        </table:table-row>
        <table:table-row table:style-name="ro1">
          <table:table-cell office:value-type="string" calcext:value-type="string">
            <text:p>Landau Lie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unter dem Ps. Kaliska aus dem Französischen und Englischen Romane und kleine Erzählungen übersetzt</text:p>
          </table:table-cell>
        </table:table-row>
        <table:table-row table:style-name="ro1">
          <table:table-cell office:value-type="string" calcext:value-type="string">
            <text:p>Landau Lie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unter dem Ps. Kaliska aus dem Französischen und Englischen Romane und kleine Erzählungen übersetzt</text:p>
          </table:table-cell>
        </table:table-row>
        <table:table-row table:style-name="ro1">
          <table:table-cell office:value-type="string" calcext:value-type="string">
            <text:p>Landé Do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Frau vor der Wissenschaft. Autoris. Übers. d. Jacques Lourbet</text:p>
          </table:table-cell>
        </table:table-row>
        <table:table-row table:style-name="ro1">
          <table:table-cell office:value-type="string" calcext:value-type="string">
            <text:p>Landé Do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aggie das Strassenkind. Von Stephen Crane, autoris. Übers. von D. L.</text:p>
          </table:table-cell>
        </table:table-row>
        <table:table-row table:style-name="ro1">
          <table:table-cell office:value-type="string" calcext:value-type="string">
            <text:p>Landesberger Malv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zumeist als Übersetzerin aus dem Französischen, Italienischen und Polnischen thätig</text:p>
          </table:table-cell>
        </table:table-row>
        <table:table-row table:style-name="ro1">
          <table:table-cell office:value-type="string" calcext:value-type="string">
            <text:p>Landesberger Malvi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zumeist als Übersetzerin aus dem Französischen, Italienischen und Polnischen thätig</text:p>
          </table:table-cell>
        </table:table-row>
        <table:table-row table:style-name="ro1">
          <table:table-cell office:value-type="string" calcext:value-type="string">
            <text:p>Landesberger Malvine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zumeist als Übersetzerin aus dem Französischen, Italienischen und Polnischen thätig</text:p>
          </table:table-cell>
        </table:table-row>
        <table:table-row table:style-name="ro1">
          <table:table-cell office:value-type="string" calcext:value-type="string">
            <text:p>Lange He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material</text:p>
          </table:table-cell>
          <table:table-cell office:value-type="string" calcext:value-type="string">
            <text:p>einen, inzwischen bereits in 8. Auflage erschienenen »Précis de l'Histoire de la Littérature française«</text:p>
          </table:table-cell>
        </table:table-row>
        <table:table-row table:style-name="ro1">
          <table:table-cell office:value-type="string" calcext:value-type="string">
            <text:p>Lange Valerie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ertigt Übersetzungen aus dem Polnischen, Russischen und Ruthenischen an</text:p>
          </table:table-cell>
        </table:table-row>
        <table:table-row table:style-name="ro1">
          <table:table-cell office:value-type="string" calcext:value-type="string">
            <text:p>Lange Valer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ertigt Übersetzungen aus dem Polnischen, Russischen und Ruthenischen an</text:p>
          </table:table-cell>
        </table:table-row>
        <table:table-row table:style-name="ro1">
          <table:table-cell office:value-type="string" calcext:value-type="string">
            <text:p>Lange Valerie</text:p>
          </table:table-cell>
          <table:table-cell office:value-type="string" calcext:value-type="string">
            <text:p>Ruth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ertigt Übersetzungen aus dem Polnischen, Russischen und Ruthenischen an</text:p>
          </table:table-cell>
        </table:table-row>
        <table:table-row table:style-name="ro1">
          <table:table-cell office:value-type="string" calcext:value-type="string">
            <text:p>Langenau Baroni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Nach dem Engl. des Rev. Hugh Price Hughes</text:p>
          </table:table-cell>
        </table:table-row>
        <table:table-row table:style-name="ro1">
          <table:table-cell office:value-type="string" calcext:value-type="string">
            <text:p>Langfeldt Margarete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Gösta Berling. Eine Sammlg. Erzählgn. aus dem alten Wermland, von Selma Lagerlöf. Aus dem Schwedischen übers, v. M. L.</text:p>
          </table:table-cell>
        </table:table-row>
        <table:table-row table:style-name="ro1">
          <table:table-cell office:value-type="string" calcext:value-type="string">
            <text:p>Langin Barbara Hele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schrieb französische und deutsche Gedichte</text:p>
          </table:table-cell>
        </table:table-row>
        <table:table-row table:style-name="ro1">
          <table:table-cell office:value-type="string" calcext:value-type="string">
            <text:p>Langsch C. Cäcilie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a sie der ungarischen Sprache nach jeder Richtung hin mächtig, Werke der besten ungarischen Schriftsteller</text:p>
          </table:table-cell>
        </table:table-row>
        <table:table-row table:style-name="ro1">
          <table:table-cell office:value-type="string" calcext:value-type="string">
            <text:p>Lauser Lili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ist als Übersetzerin aus dem Spanischen und Französischen schriftstellerisch thätig</text:p>
          </table:table-cell>
        </table:table-row>
        <table:table-row table:style-name="ro1">
          <table:table-cell office:value-type="string" calcext:value-type="string">
            <text:p>Lauser Lili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ist als Übersetzerin aus dem Spanischen und Französischen schriftstellerisch thätig</text:p>
          </table:table-cell>
        </table:table-row>
        <table:table-row table:style-name="ro1">
          <table:table-cell office:value-type="string" calcext:value-type="string">
            <text:p>Lehmann-Filhès Margarete</text:p>
          </table:table-cell>
          <table:table-cell office:value-type="string" calcext:value-type="string">
            <text:p>Is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ländische Volkssagen aus der Sammlg. v. J. Árnason ausgewählt u.a. d. Isländ. übersetzt</text:p>
          </table:table-cell>
        </table:table-row>
        <table:table-row table:style-name="ro1">
          <table:table-cell office:value-type="string" calcext:value-type="string">
            <text:p>Lenschow Anna</text:p>
          </table:table-cell>
          <table:table-cell office:value-type="string" calcext:value-type="string">
            <text:p>Norwegisch-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tragungen aus dem Norwegisch-Dänischen</text:p>
          </table:table-cell>
        </table:table-row>
        <table:table-row table:style-name="ro1">
          <table:table-cell office:value-type="string" calcext:value-type="string">
            <text:p>Leoni F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er Regenbogen in den Wolken, od. Worte des Trostes f. Stunden der Trübsal. Von J. R, Macduff. Frei nach dem Engl. v. F. L</text:p>
          </table:table-cell>
        </table:table-row>
        <table:table-row table:style-name="ro1">
          <table:table-cell office:value-type="string" calcext:value-type="string">
            <text:p>Leoni F.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Kursistin oder weibliche Studenten. Rom. von Meschtschersky. Übers, v. F. L.</text:p>
          </table:table-cell>
        </table:table-row>
        <table:table-row table:style-name="ro1">
          <table:table-cell office:value-type="string" calcext:value-type="string">
            <text:p>Leonrod Olg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Cliffords. Eine Erzählg. a. d. vor. Jahrh., von Mrs. Alfred Montgomery. Übers, v. O. v. L.</text:p>
          </table:table-cell>
        </table:table-row>
        <table:table-row table:style-name="ro1">
          <table:table-cell office:value-type="string" calcext:value-type="string">
            <text:p>Lesser Soph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Liebesirrtum. Übers, d. Pierre Maël</text:p>
          </table:table-cell>
        </table:table-row>
        <table:table-row table:style-name="ro1">
          <table:table-cell office:value-type="string" calcext:value-type="string">
            <text:p>Leutwein D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Vier Erzählungen von einer Mutter für ihre Kinder. Aus dem Engl. übers, von D. L.</text:p>
          </table:table-cell>
        </table:table-row>
        <table:table-row table:style-name="ro1">
          <table:table-cell office:value-type="string" calcext:value-type="string">
            <text:p>Levêque-Bunsen Emm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e aus dem Französischen und Englischen</text:p>
          </table:table-cell>
        </table:table-row>
        <table:table-row table:style-name="ro1">
          <table:table-cell office:value-type="string" calcext:value-type="string">
            <text:p>Levêque-Bunsen Emm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e aus dem Französischen und Englis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5:16:54.728000000</dc:date>
    <meta:editing-duration>PT7M14S</meta:editing-duration>
    <meta:editing-cycles>1</meta:editing-cycles>
    <meta:document-statistic meta:table-count="1" meta:cell-count="140" meta:object-count="0"/>
    <meta:generator>LibreOffice/7.4.5.1$Windows_X86_64 LibreOffice_project/9c0871452b3918c1019dde9bfac75448afc4b57f</meta:generator>
  </office:meta>
</office:document-meta>
</file>